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4" style:family="table-cell" style:parent-style-name="Default">
      <style:table-cell-properties fo:border-bottom="none" fo:border-left="0.99pt groove #000000" fo:border-right="0.99pt groove #000000" fo:border-top="none"/>
    </style:style>
    <style:style style:name="ce5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fo:border-bottom="none" fo:border-left="0.99pt groove #000000" fo:border-right="0.99pt groove #000000" fo:border-top="0.99pt groove #000000"/>
    </style:style>
    <style:style style:name="ce8" style:family="table-cell" style:parent-style-name="Default" style:data-style-name="N61">
      <style:table-cell-properties fo:border-bottom="none" fo:border-left="0.99pt groove #000000" fo:border-right="0.99pt groove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61">
      <style:table-cell-properties fo:border-bottom="0.99pt groove #000000" fo:border-left="0.99pt groove #000000" fo:border-right="0.99pt groove #000000" fo:border-top="none"/>
    </style:style>
    <style:style style:name="ce12" style:family="table-cell" style:parent-style-name="Default" style:data-style-name="N61">
      <style:table-cell-properties fo:border-bottom="0.99pt groove #000000" fo:border-left="0.99pt groove #000000" fo:border-right="0.99pt groove #000000" fo:border-top="none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.998cm" svg:height="9.005cm" svg:x="1.045cm" svg:y="6.826cm">
            <draw:object draw:notify-on-update-of-ranges="Feuille1.A2:Feuille1.A2 Feuille1.A3:Feuille1.A12 Feuille1.B2:Feuille1.B2 Feuille1.B3:Feuille1.B12 Feuille1.A2:Feuille1.A2 Feuille1.A3:Feuille1.A12 Feuille1.C2:Feuille1.C2 Feuille1.C3:Feuille1.C12 Feuille1.A2:Feuille1.A2 Feuille1.A3:Feuille1.A12 Feuille1.D2:Feuille1.D2 Feuille1.D3:Feuille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5cm" svg:x="9.484cm" svg:y="16.813cm">
            <draw:object draw:notify-on-update-of-ranges="Feuille1.A3:Feuille1.A12 Feuille1.H2:Feuille1.H2 Feuille1.H3:Feuille1.H12 Feuille1.A3:Feuille1.A12 Feuille1.I2:Feuille1.I2 Feuille1.I3:Feuille1.I12 Feuille1.A3:Feuille1.A12 Feuille1.J2:Feuille1.J2 Feuille1.J3:Feuille1.J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5cm" svg:x="18.17cm" svg:y="6.826cm">
            <draw:object draw:notify-on-update-of-ranges="Feuille1.A3:Feuille1.A12 Feuille1.E2:Feuille1.E2 Feuille1.E3:Feuille1.E12 Feuille1.A3:Feuille1.A12 Feuille1.F2:Feuille1.F2 Feuille1.F3:Feuille1.F12 Feuille1.A3:Feuille1.A12 Feuille1.G2:Feuille1.G2 Feuille1.G3:Feuille1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frequenceComptage()</text:p>
          </table:table-cell>
          <table:covered-table-cell table:style-name="ce9"/>
          <table:covered-table-cell table:style-name="ce10"/>
          <table:table-cell table:style-name="ce6" office:value-type="string" calcext:value-type="string" table:number-columns-spanned="3" table:number-rows-spanned="1">
            <text:p>frequenceTri()</text:p>
          </table:table-cell>
          <table:covered-table-cell table:style-name="ce9"/>
          <table:covered-table-cell table:style-name="ce10"/>
          <table:table-cell table:style-name="ce6" office:value-type="string" calcext:value-type="string" table:number-columns-spanned="3" table:number-rows-spanned="1">
            <text:p>frequenceRapide()</text:p>
          </table:table-cell>
          <table:covered-table-cell table:style-name="ce9"/>
          <table:covered-table-cell table:style-name="ce10"/>
        </table:table-row>
        <table:table-row table:style-name="ro1">
          <table:table-cell table:style-name="ce2" office:value-type="string" calcext:value-type="string">
            <text:p>taille</text:p>
          </table:table-cell>
          <table:table-cell table:style-name="ce2" office:value-type="string" calcext:value-type="string">
            <text:p>meilleur cas (s)</text:p>
          </table:table-cell>
          <table:table-cell table:style-name="ce2" office:value-type="string" calcext:value-type="string">
            <text:p>cas moyen (s)</text:p>
          </table:table-cell>
          <table:table-cell table:style-name="ce2" office:value-type="string" calcext:value-type="string">
            <text:p>pire cas (s)</text:p>
          </table:table-cell>
          <table:table-cell table:style-name="ce2" office:value-type="string" calcext:value-type="string">
            <text:p>meilleur cas (s)</text:p>
          </table:table-cell>
          <table:table-cell table:style-name="ce2" office:value-type="string" calcext:value-type="string">
            <text:p>cas moyen (s)</text:p>
          </table:table-cell>
          <table:table-cell table:style-name="ce2" office:value-type="string" calcext:value-type="string">
            <text:p>pire cas (s)</text:p>
          </table:table-cell>
          <table:table-cell table:style-name="ce2" office:value-type="string" calcext:value-type="string">
            <text:p>meilleur cas (s)</text:p>
          </table:table-cell>
          <table:table-cell table:style-name="ce2" office:value-type="string" calcext:value-type="string">
            <text:p>cas moyen (s)</text:p>
          </table:table-cell>
          <table:table-cell table:style-name="ce2" office:value-type="string" calcext:value-type="string">
            <text:p>pire cas (s)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000001" calcext:value-type="float">
            <text:p>1,00E-06</text:p>
          </table:table-cell>
          <table:table-cell table:style-name="ce7" office:value-type="float" office:value="0.000001809" calcext:value-type="float">
            <text:p>1,81E-06</text:p>
          </table:table-cell>
          <table:table-cell table:style-name="ce7" office:value-type="float" office:value="0.000003" calcext:value-type="float">
            <text:p>3,00E-0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.000000971" calcext:value-type="float">
            <text:p>9,71E-07</text:p>
          </table:table-cell>
          <table:table-cell table:style-name="ce7" office:value-type="float" office:value="0.000002" calcext:value-type="float">
            <text:p>2,00E-0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0.000000637" calcext:value-type="float">
            <text:p>6,37E-07</text:p>
          </table:table-cell>
          <table:table-cell table:style-name="ce7" office:value-type="float" office:value="0.000014" calcext:value-type="float">
            <text:p>1,4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.000006" calcext:value-type="float">
            <text:p>6,00E-06</text:p>
          </table:table-cell>
          <table:table-cell table:style-name="ce8" office:value-type="float" office:value="0.000006625" calcext:value-type="float">
            <text:p>6,63E-06</text:p>
          </table:table-cell>
          <table:table-cell table:style-name="ce8" office:value-type="float" office:value="0.000015" calcext:value-type="float">
            <text:p>1,50E-0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0001891" calcext:value-type="float">
            <text:p>1,89E-06</text:p>
          </table:table-cell>
          <table:table-cell office:value-type="float" office:value="0.000008" calcext:value-type="float">
            <text:p>8,00E-0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00000809" calcext:value-type="float">
            <text:p>8,09E-07</text:p>
          </table:table-cell>
          <table:table-cell office:value-type="float" office:value="0.000002" calcext:value-type="float">
            <text:p>2,00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" office:value-type="float" office:value="0.00002" calcext:value-type="float">
            <text:p>2,00E-05</text:p>
          </table:table-cell>
          <table:table-cell table:style-name="ce8" office:value-type="float" office:value="0.000027781" calcext:value-type="float">
            <text:p>2,78E-05</text:p>
          </table:table-cell>
          <table:table-cell table:style-name="ce8" office:value-type="float" office:value="0.000046" calcext:value-type="float">
            <text:p>4,60E-05</text:p>
          </table:table-cell>
          <table:table-cell office:value-type="float" office:value="0.000003" calcext:value-type="float">
            <text:p>3,00E-06</text:p>
          </table:table-cell>
          <table:table-cell office:value-type="float" office:value="0.000008851" calcext:value-type="float">
            <text:p>8,85E-06</text:p>
          </table:table-cell>
          <table:table-cell office:value-type="float" office:value="0.000016" calcext:value-type="float">
            <text:p>1,60E-0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00000727" calcext:value-type="float">
            <text:p>7,27E-07</text:p>
          </table:table-cell>
          <table:table-cell office:value-type="float" office:value="0.000001" calcext:value-type="float">
            <text:p>1,00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000078" calcext:value-type="float">
            <text:p>7,80E-05</text:p>
          </table:table-cell>
          <table:table-cell table:style-name="ce8" office:value-type="float" office:value="0.000085709" calcext:value-type="float">
            <text:p>8,57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009" calcext:value-type="float">
            <text:p>9,00E-06</text:p>
          </table:table-cell>
          <table:table-cell office:value-type="float" office:value="0.000010888" calcext:value-type="float">
            <text:p>1,09E-05</text:p>
          </table:table-cell>
          <table:table-cell office:value-type="float" office:value="0.000013" calcext:value-type="float">
            <text:p>1,30E-0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0001119" calcext:value-type="float">
            <text:p>1,12E-06</text:p>
          </table:table-cell>
          <table:table-cell office:value-type="float" office:value="0.000002" calcext:value-type="float">
            <text:p>2,00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329818" calcext:value-type="float">
            <text:p>0,000329818</text:p>
          </table:table-cell>
          <table:table-cell office:value-type="float" office:value="0.000537" calcext:value-type="float">
            <text:p>0,000537</text:p>
          </table:table-cell>
          <table:table-cell office:value-type="float" office:value="0.000031" calcext:value-type="float">
            <text:p>3,10E-05</text:p>
          </table:table-cell>
          <table:table-cell office:value-type="float" office:value="0.000035875" calcext:value-type="float">
            <text:p>3,59E-05</text:p>
          </table:table-cell>
          <table:table-cell office:value-type="float" office:value="0.00004" calcext:value-type="float">
            <text:p>4,00E-0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0001921" calcext:value-type="float">
            <text:p>1,92E-06</text:p>
          </table:table-cell>
          <table:table-cell office:value-type="float" office:value="0.000004" calcext:value-type="float">
            <text:p>4,00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0.000199867" calcext:value-type="float">
            <text:p>0,000199867</text:p>
          </table:table-cell>
          <table:table-cell office:value-type="float" office:value="0.003267" calcext:value-type="float">
            <text:p>0,003267</text:p>
          </table:table-cell>
          <table:table-cell table:style-name="ce4" office:value-type="float" office:value="0.00018" calcext:value-type="float">
            <text:p>0,00018</text:p>
          </table:table-cell>
          <table:table-cell table:style-name="ce4" office:value-type="float" office:value="0.000198124" calcext:value-type="float">
            <text:p>0,000198124</text:p>
          </table:table-cell>
          <table:table-cell table:style-name="ce4" office:value-type="float" office:value="0.000215" calcext:value-type="float">
            <text:p>0,000215</text:p>
          </table:table-cell>
          <table:table-cell office:value-type="float" office:value="0.000003" calcext:value-type="float">
            <text:p>3,00E-06</text:p>
          </table:table-cell>
          <table:table-cell office:value-type="float" office:value="0.000003947" calcext:value-type="float">
            <text:p>3,95E-06</text:p>
          </table:table-cell>
          <table:table-cell office:value-type="float" office:value="0.000009" calcext:value-type="float">
            <text:p>9,00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935" calcext:value-type="float">
            <text:p>0,007935</text:p>
          </table:table-cell>
          <table:table-cell office:value-type="float" office:value="0.00795715" calcext:value-type="float">
            <text:p>0,00795715</text:p>
          </table:table-cell>
          <table:table-cell office:value-type="float" office:value="0.012962" calcext:value-type="float">
            <text:p>0,012962</text:p>
          </table:table-cell>
          <table:table-cell table:style-name="ce4" office:value-type="float" office:value="0.000708" calcext:value-type="float">
            <text:p>0,000708</text:p>
          </table:table-cell>
          <table:table-cell table:style-name="ce4" office:value-type="float" office:value="0.000762412" calcext:value-type="float">
            <text:p>0,000762412</text:p>
          </table:table-cell>
          <table:table-cell table:style-name="ce4" office:value-type="float" office:value="0.000824" calcext:value-type="float">
            <text:p>0,000824</text:p>
          </table:table-cell>
          <table:table-cell office:value-type="float" office:value="0.000007" calcext:value-type="float">
            <text:p>7,00E-06</text:p>
          </table:table-cell>
          <table:table-cell office:value-type="float" office:value="0.000007407" calcext:value-type="float">
            <text:p>7,41E-06</text:p>
          </table:table-cell>
          <table:table-cell office:value-type="float" office:value="0.00001" calcext:value-type="float">
            <text:p>1,00E-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1778" calcext:value-type="float">
            <text:p>0,031778</text:p>
          </table:table-cell>
          <table:table-cell office:value-type="float" office:value="0.0318242" calcext:value-type="float">
            <text:p>0,0318242</text:p>
          </table:table-cell>
          <table:table-cell office:value-type="float" office:value="0.038702" calcext:value-type="float">
            <text:p>0,038702</text:p>
          </table:table-cell>
          <table:table-cell table:style-name="ce4" office:value-type="float" office:value="0.002851" calcext:value-type="float">
            <text:p>0,002851</text:p>
          </table:table-cell>
          <table:table-cell table:style-name="ce4" office:value-type="float" office:value="0.00299334" calcext:value-type="float">
            <text:p>0,00299334</text:p>
          </table:table-cell>
          <table:table-cell table:style-name="ce4" office:value-type="float" office:value="0.003151" calcext:value-type="float">
            <text:p>0,003151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0.000014387" calcext:value-type="float">
            <text:p>1,44E-05</text:p>
          </table:table-cell>
          <table:table-cell office:value-type="float" office:value="0.00002" calcext:value-type="float">
            <text:p>2,00E-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68914" calcext:value-type="float">
            <text:p>0,168914</text:p>
          </table:table-cell>
          <table:table-cell office:value-type="float" office:value="0.199131" calcext:value-type="float">
            <text:p>0,199131</text:p>
          </table:table-cell>
          <table:table-cell office:value-type="float" office:value="0.203778" calcext:value-type="float">
            <text:p>0,203778</text:p>
          </table:table-cell>
          <table:table-cell table:style-name="ce4" office:value-type="float" office:value="0.017985" calcext:value-type="float">
            <text:p>0,017985</text:p>
          </table:table-cell>
          <table:table-cell table:style-name="ce4" office:value-type="float" office:value="0.0185176" calcext:value-type="float">
            <text:p>0,0185176</text:p>
          </table:table-cell>
          <table:table-cell table:style-name="ce4" office:value-type="float" office:value="0.019072" calcext:value-type="float">
            <text:p>0,019072</text:p>
          </table:table-cell>
          <table:table-cell office:value-type="float" office:value="0.000033" calcext:value-type="float">
            <text:p>3,30E-05</text:p>
          </table:table-cell>
          <table:table-cell office:value-type="float" office:value="0.000035431" calcext:value-type="float">
            <text:p>3,54E-05</text:p>
          </table:table-cell>
          <table:table-cell office:value-type="float" office:value="0.000038" calcext:value-type="float">
            <text:p>3,80E-05</text:p>
          </table:table-cell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0.795898" calcext:value-type="float">
            <text:p>0,795898</text:p>
          </table:table-cell>
          <table:table-cell table:style-name="ce5" office:value-type="float" office:value="0.796566" calcext:value-type="float">
            <text:p>0,796566</text:p>
          </table:table-cell>
          <table:table-cell table:style-name="ce5" office:value-type="float" office:value="0.819462" calcext:value-type="float">
            <text:p>0,819462</text:p>
          </table:table-cell>
          <table:table-cell table:style-name="ce5" office:value-type="float" office:value="0.072038" calcext:value-type="float">
            <text:p>0,072038</text:p>
          </table:table-cell>
          <table:table-cell table:style-name="ce5" office:value-type="float" office:value="0.073884" calcext:value-type="float">
            <text:p>0,073884</text:p>
          </table:table-cell>
          <table:table-cell table:style-name="ce5" office:value-type="float" office:value="0.075294" calcext:value-type="float">
            <text:p>0,075294</text:p>
          </table:table-cell>
          <table:table-cell table:style-name="ce11" office:value-type="float" office:value="0.00007" calcext:value-type="float">
            <text:p>7,00E-05</text:p>
          </table:table-cell>
          <table:table-cell table:style-name="ce12" office:value-type="float" office:value="0.0000706" calcext:value-type="float">
            <text:p>7,06E-05</text:p>
          </table:table-cell>
          <table:table-cell table:style-name="ce11" office:value-type="float" office:value="0.000077" calcext:value-type="float">
            <text:p>7,70E-0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8"/>
          <table:table-cell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9:32:31.345078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5:18:34.211515227</meta:creation-date>
    <dc:date>2016-11-07T20:50:57.863441405</dc:date>
    <meta:editing-duration>PT31M45S</meta:editing-duration>
    <meta:editing-cycles>6</meta:editing-cycles>
    <meta:generator>LibreOffice/4.2.8.2$Linux_x86 LibreOffice_project/420m0$Build-2</meta:generator>
    <meta:document-statistic meta:table-count="1" meta:cell-count="1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5.706cm" svg:y="0.316cm" chart:style-name="ch2">
          <text:p>FrequenceComptage()</text:p>
        </chart:title>
        <chart:legend chart:legend-position="end" svg:x="12.299cm" svg:y="3.706cm" style:legend-expansion="high" chart:style-name="ch3"/>
        <chart:plot-area chart:style-name="ch4" table:cell-range-address="Feuille1.A2:Feuille1.D12" chart:data-source-has-labels="row" svg:x="1.33cm" svg:y="1.301cm" svg:width="10.651cm" svg:height="6.544cm">
          <chartooo:coordinate-region svg:x="3.063cm" svg:y="1.501cm" svg:width="8.453cm" svg:height="5.697cm"/>
          <chart:axis chart:dimension="x" chart:name="primary-x" chart:style-name="ch5">
            <chart:title svg:x="5.42cm" svg:y="8.025cm" chart:style-name="ch6">
              <text:p>Taille du tableau</text:p>
            </chart:title>
          </chart:axis>
          <chart:axis chart:dimension="y" chart:name="primary-y" chart:style-name="ch7">
            <chart:title svg:x="0.451cm" svg:y="6.178cm" chart:style-name="ch8">
              <text:p>Temps d'execution (s)</text:p>
            </chart:title>
            <chart:grid chart:style-name="ch9" chart:class="major"/>
          </chart:axis>
          <chart:series chart:style-name="ch10" chart:values-cell-range-address="Feuille1.B3:Feuille1.B12" chart:label-cell-address="Feuille1.B2:Feuille1.B2" chart:class="chart:scatter">
            <chart:domain table:cell-range-address="Feuille1.A3:Feuille1.A12"/>
            <chart:data-point chart:repeated="10"/>
          </chart:series>
          <chart:series chart:style-name="ch11" chart:values-cell-range-address="Feuille1.C3:Feuille1.C12" chart:label-cell-address="Feuille1.C2:Feuille1.C2" chart:class="chart:scatter">
            <chart:data-point chart:repeated="10"/>
          </chart:series>
          <chart:series chart:style-name="ch12" chart:values-cell-range-address="Feuille1.D3:Feuille1.D12" chart:label-cell-address="Feuille1.D2:Feuille1.D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eilleur cas (s)</text:p>
                <draw:g>
                  <svg:desc>Feuille1.B2:Feuille1.B2</svg:desc>
                </draw:g>
              </table:table-cell>
              <table:table-cell office:value-type="string">
                <text:p>cas moyen (s)</text:p>
                <draw:g>
                  <svg:desc>Feuille1.C2:Feuille1.C2</svg:desc>
                </draw:g>
              </table:table-cell>
              <table:table-cell office:value-type="string">
                <text:p>pire cas (s)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3:Feuille1.A12</svg:desc>
                </draw:g>
              </table:table-cell>
              <table:table-cell office:value-type="float" office:value="0.000001">
                <text:p>0.000001</text:p>
                <draw:g>
                  <svg:desc>Feuille1.B3:Feuille1.B12</svg:desc>
                </draw:g>
              </table:table-cell>
              <table:table-cell office:value-type="float" office:value="0.000001809">
                <text:p>0.000001809</text:p>
                <draw:g>
                  <svg:desc>Feuille1.C3:Feuille1.C12</svg:desc>
                </draw:g>
              </table:table-cell>
              <table:table-cell office:value-type="float" office:value="0.000003">
                <text:p>0.000003</text:p>
                <draw:g>
                  <svg:desc>Feuille1.D3:Feuille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625">
                <text:p>0.00000662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7781">
                <text:p>0.00002778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78">
                <text:p>0.000078</text:p>
              </table:table-cell>
              <table:table-cell office:value-type="float" office:value="0.000085709">
                <text:p>0.00008570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32">
                <text:p>0.00032</text:p>
              </table:table-cell>
              <table:table-cell office:value-type="float" office:value="0.000329818">
                <text:p>0.000329818</text:p>
              </table:table-cell>
              <table:table-cell office:value-type="float" office:value="0.000537">
                <text:p>0.000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1985">
                <text:p>0.001985</text:p>
              </table:table-cell>
              <table:table-cell office:value-type="float" office:value="0.000199867">
                <text:p>0.000199867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07935">
                <text:p>0.007935</text:p>
              </table:table-cell>
              <table:table-cell office:value-type="float" office:value="0.00795715">
                <text:p>0.00795715</text:p>
              </table:table-cell>
              <table:table-cell office:value-type="float" office:value="0.012962">
                <text:p>0.012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031778">
                <text:p>0.031778</text:p>
              </table:table-cell>
              <table:table-cell office:value-type="float" office:value="0.0318242">
                <text:p>0.0318242</text:p>
              </table:table-cell>
              <table:table-cell office:value-type="float" office:value="0.038702">
                <text:p>0.038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168914">
                <text:p>0.168914</text:p>
              </table:table-cell>
              <table:table-cell office:value-type="float" office:value="0.199131">
                <text:p>0.199131</text:p>
              </table:table-cell>
              <table:table-cell office:value-type="float" office:value="0.203778">
                <text:p>0.203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795898">
                <text:p>0.795898</text:p>
              </table:table-cell>
              <table:table-cell office:value-type="float" office:value="0.796566">
                <text:p>0.796566</text:p>
              </table:table-cell>
              <table:table-cell office:value-type="float" office:value="0.819462">
                <text:p>0.819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6.462cm" svg:y="0.316cm" chart:style-name="ch2">
          <text:p>FrequenceTri()</text:p>
        </chart:title>
        <chart:legend chart:legend-position="end" svg:x="12.3cm" svg:y="3.706cm" style:legend-expansion="high" chart:style-name="ch3"/>
        <chart:plot-area chart:style-name="ch4" table:cell-range-address="Feuille1.A3:Feuille1.A12 Feuille1.E2:Feuille1.G12" chart:data-source-has-labels="row" svg:x="1.331cm" svg:y="1.301cm" svg:width="10.65cm" svg:height="6.544cm">
          <chartooo:coordinate-region svg:x="3.064cm" svg:y="1.5cm" svg:width="8.452cm" svg:height="5.698cm"/>
          <chart:axis chart:dimension="x" chart:name="primary-x" chart:style-name="ch5">
            <chart:title svg:x="5.421cm" svg:y="8.025cm" chart:style-name="ch6">
              <text:p>Taille du tableau</text:p>
            </chart:title>
          </chart:axis>
          <chart:axis chart:dimension="y" chart:name="primary-y" chart:style-name="ch7">
            <chart:title svg:x="0.451cm" svg:y="6.178cm" chart:style-name="ch8">
              <text:p>Temps d'exécution (s)</text:p>
            </chart:title>
            <chart:grid chart:style-name="ch9" chart:class="major"/>
          </chart:axis>
          <chart:series chart:style-name="ch10" chart:values-cell-range-address="Feuille1.E3:Feuille1.E12" chart:label-cell-address="Feuille1.E2:Feuille1.E2" chart:class="chart:scatter">
            <chart:domain table:cell-range-address="Feuille1.A3:Feuille1.A12"/>
            <chart:data-point chart:repeated="10"/>
          </chart:series>
          <chart:series chart:style-name="ch11" chart:values-cell-range-address="Feuille1.F3:Feuille1.F12" chart:label-cell-address="Feuille1.F2:Feuille1.F2" chart:class="chart:scatter">
            <chart:data-point chart:repeated="10"/>
          </chart:series>
          <chart:series chart:style-name="ch12" chart:values-cell-range-address="Feuille1.G3:Feuille1.G12" chart:label-cell-address="Feuille1.G2:Feuille1.G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eilleur cas (s)</text:p>
                <draw:g>
                  <svg:desc>Feuille1.E2:Feuille1.E2</svg:desc>
                </draw:g>
              </table:table-cell>
              <table:table-cell office:value-type="string">
                <text:p>cas moyen (s)</text:p>
                <draw:g>
                  <svg:desc>Feuille1.F2:Feuille1.F2</svg:desc>
                </draw:g>
              </table:table-cell>
              <table:table-cell office:value-type="string">
                <text:p>pire cas (s)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3:Feuille1.A12</svg:desc>
                </draw:g>
              </table:table-cell>
              <table:table-cell office:value-type="float" office:value="0">
                <text:p>0</text:p>
                <draw:g>
                  <svg:desc>Feuille1.E3:Feuille1.E12</svg:desc>
                </draw:g>
              </table:table-cell>
              <table:table-cell office:value-type="float" office:value="0.000000971">
                <text:p>0.000000971</text:p>
                <draw:g>
                  <svg:desc>Feuille1.F3:Feuille1.F12</svg:desc>
                </draw:g>
              </table:table-cell>
              <table:table-cell office:value-type="float" office:value="0.000002">
                <text:p>0.000002</text:p>
                <draw:g>
                  <svg:desc>Feuille1.G3:Feuille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891">
                <text:p>0.00000189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851">
                <text:p>0.00000885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0888">
                <text:p>0.000010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5875">
                <text:p>0.00003587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018">
                <text:p>0.00018</text:p>
              </table:table-cell>
              <table:table-cell office:value-type="float" office:value="0.000198124">
                <text:p>0.000198124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62412">
                <text:p>0.000762412</text:p>
              </table:table-cell>
              <table:table-cell office:value-type="float" office:value="0.000824">
                <text:p>0.000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002851">
                <text:p>0.002851</text:p>
              </table:table-cell>
              <table:table-cell office:value-type="float" office:value="0.00299334">
                <text:p>0.00299334</text:p>
              </table:table-cell>
              <table:table-cell office:value-type="float" office:value="0.003151">
                <text:p>0.003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985">
                <text:p>0.017985</text:p>
              </table:table-cell>
              <table:table-cell office:value-type="float" office:value="0.0185176">
                <text:p>0.0185176</text:p>
              </table:table-cell>
              <table:table-cell office:value-type="float" office:value="0.019072">
                <text:p>0.019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072038">
                <text:p>0.072038</text:p>
              </table:table-cell>
              <table:table-cell office:value-type="float" office:value="0.073884">
                <text:p>0.073884</text:p>
              </table:table-cell>
              <table:table-cell office:value-type="float" office:value="0.075294">
                <text:p>0.075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024cm" svg:y="0.316cm" chart:style-name="ch2">
          <text:p>FrequenceRapide()</text:p>
        </chart:title>
        <chart:legend chart:legend-position="end" svg:x="12.299cm" svg:y="3.706cm" style:legend-expansion="high" chart:style-name="ch3"/>
        <chart:plot-area chart:style-name="ch4" table:cell-range-address="Feuille1.A3:Feuille1.A12 Feuille1.H2:Feuille1.J12" chart:data-source-has-labels="row" svg:x="1.33cm" svg:y="1.301cm" svg:width="10.651cm" svg:height="6.544cm">
          <chartooo:coordinate-region svg:x="3.063cm" svg:y="1.5cm" svg:width="8.453cm" svg:height="5.698cm"/>
          <chart:axis chart:dimension="x" chart:name="primary-x" chart:style-name="ch5">
            <chart:title svg:x="5.42cm" svg:y="8.025cm" chart:style-name="ch6">
              <text:p>Taille du tableau</text:p>
            </chart:title>
          </chart:axis>
          <chart:axis chart:dimension="y" chart:name="primary-y" chart:style-name="ch7">
            <chart:title svg:x="0.451cm" svg:y="6.178cm" chart:style-name="ch8">
              <text:p>Temps d'exécution (s)</text:p>
            </chart:title>
            <chart:grid chart:style-name="ch9" chart:class="major"/>
          </chart:axis>
          <chart:series chart:style-name="ch10" chart:values-cell-range-address="Feuille1.H3:Feuille1.H12" chart:label-cell-address="Feuille1.H2:Feuille1.H2" chart:class="chart:scatter">
            <chart:domain table:cell-range-address="Feuille1.A3:Feuille1.A12"/>
            <chart:data-point chart:repeated="10"/>
          </chart:series>
          <chart:series chart:style-name="ch11" chart:values-cell-range-address="Feuille1.I3:Feuille1.I12" chart:label-cell-address="Feuille1.I2:Feuille1.I2" chart:class="chart:scatter">
            <chart:data-point chart:repeated="10"/>
          </chart:series>
          <chart:series chart:style-name="ch12" chart:values-cell-range-address="Feuille1.J3:Feuille1.J12" chart:label-cell-address="Feuille1.J2:Feuille1.J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eilleur cas (s)</text:p>
                <draw:g>
                  <svg:desc>Feuille1.H2:Feuille1.H2</svg:desc>
                </draw:g>
              </table:table-cell>
              <table:table-cell office:value-type="string">
                <text:p>cas moyen (s)</text:p>
                <draw:g>
                  <svg:desc>Feuille1.I2:Feuille1.I2</svg:desc>
                </draw:g>
              </table:table-cell>
              <table:table-cell office:value-type="string">
                <text:p>pire cas (s)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3:Feuille1.A12</svg:desc>
                </draw:g>
              </table:table-cell>
              <table:table-cell office:value-type="float" office:value="0">
                <text:p>0</text:p>
                <draw:g>
                  <svg:desc>Feuille1.H3:Feuille1.H12</svg:desc>
                </draw:g>
              </table:table-cell>
              <table:table-cell office:value-type="float" office:value="0.000000637">
                <text:p>0.000000637</text:p>
                <draw:g>
                  <svg:desc>Feuille1.I3:Feuille1.I12</svg:desc>
                </draw:g>
              </table:table-cell>
              <table:table-cell office:value-type="float" office:value="0.000014">
                <text:p>0.000014</text:p>
                <draw:g>
                  <svg:desc>Feuille1.J3:Feuille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0809">
                <text:p>0.0000008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0000727">
                <text:p>0.0000007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119">
                <text:p>0.00000111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921">
                <text:p>0.00000192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947">
                <text:p>0.00000394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407">
                <text:p>0.0000074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387">
                <text:p>0.00001438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35431">
                <text:p>0.000035431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06">
                <text:p>0.0000706</text:p>
              </table:table-cell>
              <table:table-cell office:value-type="float" office:value="0.000077">
                <text:p>0.000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